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e38e"/>
    </style:style>
    <style:style style:name="P2" style:family="paragraph" style:parent-style-name="Standard">
      <style:text-properties officeooo:rsid="001a0aa6" officeooo:paragraph-rsid="001a0aa6"/>
    </style:style>
    <style:style style:name="P3" style:family="paragraph" style:parent-style-name="Standard">
      <style:text-properties fo:font-weight="normal" officeooo:paragraph-rsid="0019e38e" style:font-weight-asian="normal" style:font-weight-complex="normal"/>
    </style:style>
    <style:style style:name="P4" style:family="paragraph" style:parent-style-name="Standard">
      <style:text-properties officeooo:rsid="002f7008" officeooo:paragraph-rsid="002f7008"/>
    </style:style>
    <style:style style:name="P5" style:family="paragraph" style:parent-style-name="Standard">
      <style:text-properties fo:font-size="9pt" officeooo:paragraph-rsid="001bb516" style:font-size-asian="9pt" style:font-size-complex="9pt"/>
    </style:style>
    <style:style style:name="P6" style:family="paragraph" style:parent-style-name="Standard">
      <style:text-properties fo:font-size="9pt" officeooo:paragraph-rsid="00211bf8" style:font-size-asian="9pt" style:font-size-complex="9pt"/>
    </style:style>
    <style:style style:name="P7" style:family="paragraph" style:parent-style-name="Standard">
      <style:text-properties fo:font-size="9pt" officeooo:paragraph-rsid="00240e3c" style:font-size-asian="9pt" style:font-size-complex="9pt"/>
    </style:style>
    <style:style style:name="P8" style:family="paragraph" style:parent-style-name="Standard">
      <style:text-properties fo:font-size="9pt" officeooo:paragraph-rsid="002af3f1" style:font-size-asian="9pt" style:font-size-complex="9pt"/>
    </style:style>
    <style:style style:name="P9" style:family="paragraph" style:parent-style-name="Text_20_body">
      <style:text-properties fo:font-size="9pt" officeooo:paragraph-rsid="002f2f64" style:font-size-asian="9pt" style:font-size-complex="9pt"/>
    </style:style>
    <style:style style:name="P10" style:family="paragraph" style:parent-style-name="Text_20_body">
      <style:text-properties fo:font-size="9pt" officeooo:paragraph-rsid="0030311d"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9e38e" style:font-weight-asian="bold" style:font-weight-complex="bold"/>
    </style:style>
    <style:style style:name="T3" style:family="text">
      <style:text-properties fo:font-weight="bold" officeooo:rsid="002f700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f7008" style:font-weight-asian="normal" style:font-weight-complex="normal"/>
    </style:style>
    <style:style style:name="T6" style:family="text">
      <style:text-properties officeooo:rsid="001991d4"/>
    </style:style>
    <style:style style:name="T7" style:family="text">
      <style:text-properties fo:font-style="italic" style:font-style-asian="italic" style:font-style-complex="italic"/>
    </style:style>
    <style:style style:name="T8" style:family="text">
      <style:text-properties fo:font-style="italic" fo:font-weight="normal" officeooo:rsid="001d861a" style:font-style-asian="italic" style:font-weight-asian="normal" style:font-style-complex="italic" style:font-weight-complex="normal"/>
    </style:style>
    <style:style style:name="T9" style:family="text">
      <style:text-properties fo:font-style="italic" style:text-underline-style="none" fo:font-weight="normal" officeooo:rsid="002b5cc3"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9e38e" style:font-style-asian="normal" style:font-weight-asian="bold" style:font-style-complex="normal" style:font-weight-complex="bold"/>
    </style:style>
    <style:style style:name="T13" style:family="text">
      <style:text-properties fo:font-style="normal" fo:font-weight="bold" officeooo:rsid="001a0aa6" style:font-style-asian="normal" style:font-weight-asian="bold" style:font-style-complex="normal" style:font-weight-complex="bold"/>
    </style:style>
    <style:style style:name="T14" style:family="text">
      <style:text-properties fo:font-style="normal" fo:font-weight="bold" officeooo:rsid="001bb516" style:font-style-asian="normal" style:font-weight-asian="bold" style:font-style-complex="normal" style:font-weight-complex="bold"/>
    </style:style>
    <style:style style:name="T15" style:family="text">
      <style:text-properties fo:font-style="normal" fo:font-weight="bold" officeooo:rsid="001d861a" style:font-style-asian="normal" style:font-weight-asian="bold" style:font-style-complex="normal" style:font-weight-complex="bold"/>
    </style:style>
    <style:style style:name="T16" style:family="text">
      <style:text-properties fo:font-style="normal" fo:font-weight="bold" officeooo:rsid="00211bf8" style:font-style-asian="normal" style:font-weight-asian="bold" style:font-style-complex="normal" style:font-weight-complex="bold"/>
    </style:style>
    <style:style style:name="T17" style:family="text">
      <style:text-properties fo:font-style="normal" fo:font-weight="bold" officeooo:rsid="00240e3c" style:font-style-asian="normal" style:font-weight-asian="bold" style:font-style-complex="normal" style:font-weight-complex="bold"/>
    </style:style>
    <style:style style:name="T18" style:family="text">
      <style:text-properties fo:font-style="normal" fo:font-weight="normal" officeooo:rsid="001bb516" style:font-style-asian="normal" style:font-weight-asian="normal" style:font-style-complex="normal" style:font-weight-complex="normal"/>
    </style:style>
    <style:style style:name="T19" style:family="text">
      <style:text-properties fo:font-style="normal" fo:font-weight="normal" officeooo:rsid="001d861a" style:font-style-asian="normal" style:font-weight-asian="normal" style:font-style-complex="normal" style:font-weight-complex="normal"/>
    </style:style>
    <style:style style:name="T20" style:family="text">
      <style:text-properties fo:font-style="normal" fo:font-weight="normal" officeooo:rsid="001f5308" style:font-style-asian="normal" style:font-weight-asian="normal" style:font-style-complex="normal" style:font-weight-complex="normal"/>
    </style:style>
    <style:style style:name="T21" style:family="text">
      <style:text-properties fo:font-style="normal" fo:font-weight="normal" officeooo:rsid="00211bf8" style:font-style-asian="normal" style:font-weight-asian="normal" style:font-style-complex="normal" style:font-weight-complex="normal"/>
    </style:style>
    <style:style style:name="T22" style:family="text">
      <style:text-properties fo:font-style="normal" fo:font-weight="normal" officeooo:rsid="0022bae2" style:font-style-asian="normal" style:font-weight-asian="normal" style:font-style-complex="normal" style:font-weight-complex="normal"/>
    </style:style>
    <style:style style:name="T23" style:family="text">
      <style:text-properties fo:font-style="normal" fo:font-weight="normal" officeooo:rsid="00240e3c"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bold" officeooo:rsid="001d861a"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officeooo:rsid="00211bf8" style:font-style-asian="normal" style:font-weight-asian="bold" style:font-style-complex="normal" style:font-weight-complex="bold"/>
    </style:style>
    <style:style style:name="T26" style:family="text">
      <style:text-properties fo:font-style="normal" style:text-underline-style="solid" style:text-underline-width="auto" style:text-underline-color="font-color" fo:font-weight="bold" officeooo:rsid="00240e3c"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fo:font-weight="bold" officeooo:rsid="002b5cc3" style:font-style-asian="normal" style:font-weight-asian="bold" style:font-style-complex="normal" style:font-weight-complex="bold"/>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240e3c" style:font-style-asian="normal" style:font-weight-asian="normal" style:font-style-complex="normal" style:font-weight-complex="normal"/>
    </style:style>
    <style:style style:name="T30" style:family="text">
      <style:text-properties fo:font-style="normal" style:text-underline-style="none" fo:font-weight="normal" officeooo:rsid="002734f7" style:font-style-asian="normal" style:font-weight-asian="normal" style:font-style-complex="normal" style:font-weight-complex="normal"/>
    </style:style>
    <style:style style:name="T31" style:family="text">
      <style:text-properties fo:font-style="normal" style:text-underline-style="none" fo:font-weight="normal" officeooo:rsid="002775e3" style:font-style-asian="normal" style:font-weight-asian="normal" style:font-style-complex="normal" style:font-weight-complex="normal"/>
    </style:style>
    <style:style style:name="T32" style:family="text">
      <style:text-properties fo:font-style="normal" style:text-underline-style="none" fo:font-weight="normal" officeooo:rsid="00277d1f" style:font-style-asian="normal" style:font-weight-asian="normal" style:font-style-complex="normal" style:font-weight-complex="normal"/>
    </style:style>
    <style:style style:name="T33" style:family="text">
      <style:text-properties fo:font-style="normal" style:text-underline-style="none" fo:font-weight="normal" officeooo:rsid="002af3f1" style:font-style-asian="normal" style:font-weight-asian="normal" style:font-style-complex="normal" style:font-weight-complex="normal"/>
    </style:style>
    <style:style style:name="T34" style:family="text">
      <style:text-properties fo:font-style="normal" style:text-underline-style="none" fo:font-weight="normal" officeooo:rsid="002b5cc3" style:font-style-asian="normal" style:font-weight-asian="normal" style:font-style-complex="normal" style:font-weight-complex="normal"/>
    </style:style>
    <style:style style:name="T35" style:family="text">
      <style:text-properties fo:font-style="normal" style:text-underline-style="none" fo:font-weight="normal" officeooo:rsid="002d044b" style:font-style-asian="normal" style:font-weight-asian="normal" style:font-style-complex="normal" style:font-weight-complex="normal"/>
    </style:style>
    <style:style style:name="T36" style:family="text">
      <style:text-properties fo:font-style="normal" style:text-underline-style="none" fo:font-weight="normal" officeooo:rsid="002da463" style:font-style-asian="normal" style:font-weight-asian="normal" style:font-style-complex="normal" style:font-weight-complex="normal"/>
    </style:style>
    <style:style style:name="T37" style:family="text">
      <style:text-properties fo:font-style="normal" style:text-underline-style="none" fo:font-weight="normal" officeooo:rsid="002f2f64" style:font-style-asian="normal" style:font-weight-asian="normal" style:font-style-complex="normal" style:font-weight-complex="normal"/>
    </style:style>
    <style:style style:name="T38" style:family="text">
      <style:text-properties fo:font-style="normal" style:text-underline-style="none" fo:font-weight="normal" officeooo:rsid="002f7008" style:font-style-asian="normal" style:font-weight-asian="normal" style:font-style-complex="normal" style:font-weight-complex="normal"/>
    </style:style>
    <style:style style:name="T39" style:family="text">
      <style:text-properties fo:font-style="normal" style:text-underline-style="none" fo:font-weight="normal" officeooo:rsid="0030311d" style:font-style-asian="normal" style:font-weight-asian="normal" style:font-style-complex="normal" style:font-weight-complex="normal"/>
    </style:style>
    <style:style style:name="T40" style:family="text">
      <style:text-properties fo:font-style="normal" style:text-underline-style="none" fo:font-weight="bold" officeooo:rsid="00240e3c" style:font-style-asian="normal" style:font-weight-asian="bold" style:font-style-complex="normal" style:font-weight-complex="bold"/>
    </style:style>
    <style:style style:name="T41" style:family="text">
      <style:text-properties fo:font-style="normal" style:text-underline-style="none" fo:font-weight="bold" officeooo:rsid="002734f7" style:font-style-asian="normal" style:font-weight-asian="bold" style:font-style-complex="normal" style:font-weight-complex="bold"/>
    </style:style>
    <style:style style:name="T42" style:family="text">
      <style:text-properties fo:font-style="normal" style:text-underline-style="none" fo:font-weight="bold" officeooo:rsid="002775e3" style:font-style-asian="normal" style:font-weight-asian="bold" style:font-style-complex="normal" style:font-weight-complex="bold"/>
    </style:style>
    <style:style style:name="T43" style:family="text">
      <style:text-properties fo:font-style="normal" style:text-underline-style="none" fo:font-weight="bold" officeooo:rsid="00277d1f" style:font-style-asian="normal" style:font-weight-asian="bold" style:font-style-complex="normal" style:font-weight-complex="bold"/>
    </style:style>
    <style:style style:name="T44" style:family="text">
      <style:text-properties fo:font-style="normal" style:text-underline-style="none" fo:font-weight="bold" officeooo:rsid="002908b1" style:font-style-asian="normal" style:font-weight-asian="bold" style:font-style-complex="normal" style:font-weight-complex="bold"/>
    </style:style>
    <style:style style:name="T45" style:family="text">
      <style:text-properties fo:font-style="normal" style:text-underline-style="none" fo:font-weight="bold" officeooo:rsid="002b5cc3" style:font-style-asian="normal" style:font-weight-asian="bold" style:font-style-complex="normal" style:font-weight-complex="bold"/>
    </style:style>
    <style:style style:name="T46" style:family="text">
      <style:text-properties fo:font-style="normal" style:text-underline-style="none" fo:font-weight="bold" officeooo:rsid="002d044b" style:font-style-asian="normal" style:font-weight-asian="bold" style:font-style-complex="normal" style:font-weight-complex="bold"/>
    </style:style>
    <style:style style:name="T47" style:family="text">
      <style:text-properties fo:font-style="normal" style:text-underline-style="none" fo:font-weight="bold" officeooo:rsid="002f2f64" style:font-style-asian="normal" style:font-weight-asian="bold" style:font-style-complex="normal" style:font-weight-complex="bold"/>
    </style:style>
    <style:style style:name="T48" style:family="text">
      <style:text-properties fo:font-style="normal" style:text-underline-style="none" fo:font-weight="bold" officeooo:rsid="002f7008" style:font-style-asian="normal" style:font-weight-asian="bold" style:font-style-complex="normal" style:font-weight-complex="bold"/>
    </style:style>
    <style:style style:name="T49" style:family="text">
      <style:text-properties fo:font-style="normal" style:text-underline-style="none" fo:font-weight="bold" officeooo:rsid="0030311d" style:font-style-asian="normal" style:font-weight-asian="bold" style:font-style-complex="normal" style:font-weight-complex="bold"/>
    </style:style>
    <style:style style:name="T50" style:family="text">
      <style:text-properties style:text-underline-style="solid" style:text-underline-width="auto" style:text-underline-color="font-color" fo:font-weight="bold" officeooo:rsid="002f7008" style:font-weight-asian="bold" style:font-weight-complex="bold"/>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2f7008" style:font-weight-asian="normal" style:font-weight-complex="normal"/>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2f700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What is “secure” program</text:span>?Means different things to different people • Is it secure if ? takes too long to break through security controls; runs for a long time without failure; it conforms to specification; free from all faults<text:span text:style-name="T1">;;</text:span> <text:span text:style-name="T1">error:</text:span>human action that causes an incorrect result <text:span text:style-name="T1">fault:</text:span>incorrect step, process or data definition in a program <text:span text:style-name="T1">failure:</text:span>system doesn’t behave according to requirements. <text:span text:style-name="T6">A</text:span> <text:span text:style-name="T1">fault</text:span> is an inside view, seen by developers, a <text:span text:style-name="T1">failure</text:span> is an outside view, seen by users.<text:span text:style-name="T1"> Types of flaws </text:span><text:span text:style-name="T2">(Non Malicious)</text:span><text:span text:style-name="T1">:</text:span> validation error, domain error, serialization and aliasing, inadequate authentication, boundary condition violation, other exploitable logic errors. <text:s/><text:span text:style-name="T1">validation error:</text:span>Not checking validity of: function arguments, function return values. Examples: type of variable, length of a buffer, permissions of a file, other variable properties, A DNS crash story: “,” in a domain name… • “King” of validation errors: Order at Burger King costs $4.33, Cashier enters '4' '3' '3‘; does something else; enters '4' '3' '3' again, Result: bill is $4334.33, Customer paid with debit card, Refund didn't clear for several days • “Fat Finger Syndrome” Japanese bank trader sale of a telecom stock, intention to sell: 1 share at 600,000 yen actually sold: 600,000 shares at 1 yen, cost company about $256 million <text:span text:style-name="T1">Domain Errors:</text:span> “holes in the fences”: insufficient protection of boundaries, example: ability to read another user’s files <text:span text:style-name="T1">Buffer Overflow:</text:span> Simple problem, Known about for decades, Still very common! Account for 50% of all major CERT/CC in 1999: The CERT Coordination Center (CERT/CC): Coordination Center of Computer Emergency Response Team (CERT). Created in response to the Morris worm (interesting story, we will talk about it later). CERT/CC publishes security alerts… <text:span text:style-name="T2">Buffer Overflow: </text:span><text:span text:style-name="T1">Memory organization</text:span> – <text:span text:style-name="T7">Process’s memory</text:span> – <text:span text:style-name="T7">Text</text:span>: code segment • program instructions • Read only • segmentation fault if you try to write to it – <text:span text:style-name="T7">Data segment</text:span> • Initialized data: global and static variables • Uninitialized data: BSS • Heap – <text:span text:style-name="T7">Stack</text:span> • Activation records (stack frames) for sub-programs • Stack variables – <text:span text:style-name="T7">contiguous block of memory</text:span> • top of the stack: pointed to by the stack pointer (SP) • bottom of the stack: fixed address – <text:span text:style-name="T7">CPU instructions to PUSH and POP </text:span><text:span text:style-name="T10">… </text:span><text:span text:style-name="T12">Buffer Overflow: </text:span><text:span text:style-name="T11">Look into the stack</text:span><text:span text:style-name="T7"> – The typical activation record for a function </text:span><text:span text:style-name="T10">• Arguments • Return address • Old EBP (Extended Base Pointer): caller’s EBP • Local variables … •</text:span><text:span text:style-name="T13">Buffer Overflow:</text:span><text:span text:style-name="T11">What we can do?</text:span><text:span text:style-name="T10"> – Overflow buf: • with malicious input data? – Rewrite the return address – Now you can run any program • As long as you know where it is • To be executed after function finishes • Most of attacks: exec a shell … </text:span><text:span text:style-name="T14">Buffer Overflow: So what?</text:span><text:span text:style-name="T18"> – Shell runs with same permissions as program we overflowed! – If you successfully overflow a program • Owned by the root • Has the set-uid bit set for the owner • Program fails to ensure that a write to a buffer is always within its bound. – How do you know? – You get “Segmentation fault” with malicious input • Invoke a “shellcode” – You can invoke a shell as root </text:span></text:p>
      <text:p text:style-name="P5"><text:span text:style-name="T18">• When buffer overflow happens, data structures in memory will be corrupted, potentially changing the program’s behavior. – In many cases it can lead to the execution of arbitrary code by attackers • A common problem for unsafe programming languages such as C and C++. • Local privilege escalation vulnerability, i.e. an attacker who already obtained local access on the system can escalate his privilege. – If the setuid program is owned by root, an attacker who has user account privilege may gain root privilege on the system. <text:s/>• </text:span><text:span text:style-name="T14">Buffer overflow controls </text:span><text:span text:style-name="T18">– Tools: ProPolice, Stackguard – Idea: use a “canary” before return addr • Canary = random number • Put there before func call • Check after function finishes • If canary isn't dead, continue </text:span><text:span text:style-name="T14">TOCTTOU:Time of Check to Time of Use</text:span><text:span text:style-name="T18"> • Real world example, purchase at a store: Time of Check:Costs $100 <text:s/>You count out the money on the counter (Cashier turns around, you take $20 back) Time of Use: Cashier doesn't notice, Still get the $100 item •Software security example: pseudocode for opening file stuff.txt: if (permission(user, stuff.txt)) open(stuff.txt) else return failure (permission call is time of check, open call is time of use) • TOCTTOU is unlikely? – Timing would have to be perfect. • But: – can run program over and over – only have to get it right once – can run many other programs to lengthen time between check and open</text:span></text:p>
      <text:p text:style-name="P6"><text:span text:style-name="T18">• </text:span><text:span text:style-name="T14">Recap</text:span><text:span text:style-name="T18">: – Software testing: code does what it's supposed to do. – Software security: code doesn’t do anything it isn’t supposed to do. • Much harder – Program errors could be exploited by adversaries to: gain control of the system, deploy Trojan horses, etc. </text:span><text:span text:style-name="T14">Malicious code: designed to do things “it isn’t supposed to do”: </text:span><text:span text:style-name="T18">virus, trojan horse, logic bomb, time bomb (special case of logic bomb), trapdoor, worm, rabbit </text:span><text:span text:style-name="T14">Trojan horses:</text:span><text:span text:style-name="T18"> program with: Open, known effect; And a secret effect <text:s/>Example: game that searches hard drive for passwords. Propagating Trojans: Trojans which make copies of themselves </text:span><text:span text:style-name="T14">The secret effects of Trojan horses: </text:span><text:span text:style-name="T18">Control the computer (Zombie computers), Steal information: passwords, bank accounts, credit card numbers, SSN, etc., Install (malicious) software, Monitor and control hardware: key logger, watch screen, view webcam </text:span><text:span text:style-name="T14">Viruses</text:span><text:span text:style-name="T18">: program which: </text:span><text:span text:style-name="T19">i</text:span><text:span text:style-name="T18">nfects other files (inserts itself into); performs some action; </text:span><text:span text:style-name="T14">Many types:</text:span><text:span text:style-name="T18"> boot sector, executable file infector, multipartite (different targets e.g. either boot sector or exe), encrypted viruses, polymorphic viruses, macro virus </text:span><text:span text:style-name="T14">How Viruses Attach?</text:span><text:span text:style-name="T18"> -Appended (prepended) – Surrounding – Replace – Example: windows .com precedence over .exe • virus is calc.com • when you run calc • calc.com runs • then it calls calc.exe • virus renames itself to calc.exe and then moves old calc.exe to different filename or hidden filename ro directory that’s not often accessed – Integrated: </text:span><text:span text:style-name="T19">virus + original program instructions = modified program(requires more detailed knowledge about program structure </text:span><text:span text:style-name="T15">Boot sector virus</text:span><text:span text:style-name="T19"> – Normal boot operation: • BIOS • Master Boot Record (MBR) • Partition boot sector, aka. volume boot sector/record • Operating system – Virus example: Michelangelo (1991) • moved MBR someplace else (last sector of root dir) • copied itself into MBR • on boot, Michelangelo ran, then normal MBR • spread by copying itself to floppies • March 6 (artist’s bday), trashes hard disk </text:span><text:span text:style-name="T15">Boot Sector Virus: Chaining</text:span><text:span text:style-name="T19"> Chaining allows for larger bootstraps, but eases insertion of virus </text:span><text:span text:style-name="T15">Document Virus</text:span><text:span text:style-name="T19"> – Macros for app programs (e.g. MS-VBA) • in Word, excel, etc. – Default template docs popular place: • MS-Office: Normal.dot, Personal.xls, Blank.pot</text:span><text:span text:style-name="T15"> Duration of viruses</text:span><text:span text:style-name="T19"> – Transient: only runs when infected host program runs – Resident: stays in memory; runs even when host program isn’t running </text:span><text:span text:style-name="T15">Virus Detection</text:span><text:span text:style-name="T19"> – detect change of file size • virus writer counter move: remove or compress part of original file – look for virus signature • virus writer counter-move: polymorphism, encryption, use a kit to write a different virus with similar effect </text:span><text:span text:style-name="T15">Worms</text:span><text:span text:style-name="T19">:</text:span><text:span text:style-name="T15"> propagates from one computer to other using network</text:span><text:span text:style-name="T19"> • Morris Worm: Nov. 2, 1988. First worm in the history. Written by Robert Morris, then a student at Cornel. Released from MIT “to gauge the size of the Internet”: spreads over the internet. Queries the target before infecting it. Re-infects targets at 1/7 rate -</text:span><text:span text:style-name="T20">&gt;</text:span><text:span text:style-name="T19"> DoS attacks. Robert Morris was convicted (1990) of violating the Computer Fraud and Abuse Act: three years of probation, 400 hours of community service, a fine of $10,050, and the costs of his supervision. </text:span><text:span text:style-name="T15">Rootkits: set of tools installed secretly</text:span><text:span text:style-name="T19"> To gain root or administrative access to your computer. User level: replaces or modifies user or admin programs. Kernel level: modifies OS kernel to include backdoors.</text:span><text:span text:style-name="T15"> Sony XCP Rootkit</text:span><text:span text:style-name="T19"> Intention: copy protection of CDs. Affects MS-Windows. Installs itself through AutoRun Three components: • Anti-copying program • Stealth component: hides program’s existence • Phone home “feature”: contacts Sony </text:span><text:span text:style-name="T20">(</text:span><text:span text:style-name="T19">Ostensibly for graphics, ads, etc. <text:s/>Tells Sony when disk is played, and from where</text:span><text:span text:style-name="T20">); </text:span><text:span text:style-name="T19">CD contains no uninstaller • Program loaded with autorun – Displays EULA – Runs before user agrees – Expect program to load when inserting music CD? • User agree to “a small proprietary software program ... intended to protect the audio files embodied on the CD.” • Doesn't mention – “phone home” feature – It protects all XCP CDs, not just this one <text:s/></text:span><text:span text:style-name="T15">Malware Controls</text:span><text:span text:style-name="T19">: </text:span></text:p>
      <text:p text:style-name="P6"><text:span text:style-name="T19">•</text:span><text:span text:style-name="T8">Developmental Controls</text:span><text:span text:style-name="T19"> – Good software engineering practice – Modularity – Encapsulation, information hiding – Separation, isolation – Layering – Testing – Peer reviews – Designing good specs – Least astonishment – Proofs of program correctness – Fail safe mechanisms <text:s/>•</text:span><text:span text:style-name="T8">Operating Systems</text:span><text:span text:style-name="T19"> Controls – trusted software – protection, confinement – limited privilege – logging</text:span></text:p>
      <text:p text:style-name="P7"><text:span text:style-name="T24">O</text:span><text:span text:style-name="T25">S SECURITY:</text:span><text:span text:style-name="T16"> </text:span><text:span text:style-name="T10">• </text:span><text:span text:style-name="T11">OS: still software</text:span><text:span text:style-name="T10"> – All software security vulnerabilities still apply – tradeoff between: Sharing and Protection •</text:span><text:span text:style-name="T11"> OS must protect users from each other</text:span><text:span text:style-name="T10"> – memory protection – file protection – general control and access to objects – user authentication</text:span><text:span text:style-name="T16"> • OS protection – separation. </text:span><text:span text:style-name="T21">•Physical separation, e.g. 1 user/printer • Temporal separation • Logical separation: user thinks own machine • Cryptographic separation • Combinations of these </text:span><text:span text:style-name="T16">Levels of Protection</text:span><text:span text:style-name="T21"> • no protection • isolation • share all or nothing • share via access limitation • share by capabilities • limit use of an object </text:span><text:span text:style-name="T16">No protection: </text:span><text:span text:style-name="T21">e.g. early versions of windows. some embedded environments. designed for one user. no need for isolation, access </text:span><text:soft-page-break/><text:span text:style-name="T21">control, etc </text:span><text:span text:style-name="T16">Isolation:</text:span><text:span text:style-name="T21"> processes unaware of other processes. each process: own address space, files, etc.; OS provides confinement. Virtual machines </text:span><text:span text:style-name="T16">Share all or nothing:</text:span><text:span text:style-name="T21"> owner of object declares it: <text:s/>Public: available to all users. Private: not available </text:span><text:span text:style-name="T16">Share via access limitation: </text:span><text:span text:style-name="T21">Resource/files are shared. Who can access what?. <text:s/>Access control lists. <text:s/>Access Control Matrices. Capabilities </text:span><text:span text:style-name="T16">Limit use of an object: </text:span><text:span text:style-name="T21">Sophisticated, fine-grained access control. Examples: – can view a file, but can’t print – given aggregate info from database, but not individual records </text:span><text:span text:style-name="T16">Memory management:</text:span><text:span text:style-name="T21"> Fences, Relocation, Base/Bounds Registers, Tagged Architecture, Segmentation, Paging, Combined Paging with Segmentation </text:span><text:span text:style-name="T16">Fences</text:span><text:span text:style-name="T21">: </text:span><text:span text:style-name="T16">protect OS from user program</text:span><text:span text:style-name="T21"> confine users to one side of a boundary. predefined memory address: user code on one side, OS on the other – Problem? • fixed boundary too restrictive • doesn’t protect users from each other – moveable fence: • store fence location in fence register</text:span><text:span text:style-name="T16"> Relocation: </text:span><text:span text:style-name="T21"><text:s/>programs written to run starting at address 0. can be run at any address. addresses in source are symbolic: • e.g., numStudents;. <text:s/>compiler binds these to relocatable addresses. • e.g. 20 bytes from beginning of module func; <text:s/>then linker or loader binds to absolute addresses • e.g. 20114; <text:s/>logical addresses mapped to physical by MMU. program never sees real addresses </text:span><text:span text:style-name="T16">Address limits: Base/Bounds Registers:</text:span><text:span text:style-name="T21"> moveable fence register: base register </text:span><text:span text:style-name="T22">(</text:span><text:span text:style-name="T21">• stores smallest legal physical memory address • i.e., lower bound</text:span><text:span text:style-name="T22">). </text:span><text:span text:style-name="T21"><text:s/>bounds register </text:span><text:span text:style-name="T22">(</text:span><text:span text:style-name="T21">• stores upper address limit • or “limit” register</text:span><text:span text:style-name="T22">).</text:span><text:span text:style-name="T21"> make sure each access falls within range. base, limit registers only accessible by OS. access through privileged instruction. fragmentation is a problem though </text:span><text:span text:style-name="T16">Program segment base/bounds</text:span><text:span text:style-name="T21"> – goal of base/bounds registers • confine program to own address space – what about within an address space? • errant program can still write data over own instructions – base/bounds within a single address space: • confine instructions to program segment • confine data to data segment </text:span><text:span text:style-name="T16">Segmentation:</text:span><text:span text:style-name="T21"> memory is an array of bytes. programmers don’t usually see this way. instead, think of chunks like • modules • classes • functions • data structures </text:span><text:span text:style-name="T16">Why segmentation?</text:span><text:span text:style-name="T21"> – any segment can be loaded anywhere in physical memory – shared segments • e.g. on multi-user system: • text editor • common libraries • don’t need to load multiple copies – same protection for entire segment • e.g. read-only program segment, rw for data </text:span><text:span text:style-name="T16">Segmentation, how?</text:span><text:span text:style-name="T21"> – Logical address space = group of segments – each segment has a: • name • length – logical address = </text:span><text:span text:style-name="T23">&lt;seg.number, offset&gt; – segment table maps logical address to physical address </text:span><text:span text:style-name="T17">Paging</text:span><text:span text:style-name="T23">:</text:span><text:span text:style-name="T17"> divide program into equal-sized pieces</text:span><text:span text:style-name="T23"> – logical pieces called pages – physical pieces called frames – MMU helps map logical to physical – page size typically power of 2 • 512 Bytes to 16 MBytes – helps minimize fragmentation – common in modern operating systems </text:span><text:span text:style-name="T17">Segmentation with paging</text:span><text:span text:style-name="T23"> – break program up into segments – segments broken into fixed sized pages – Intel 386 <text:s/></text:span><text:span text:style-name="T17">Access control lists</text:span><text:span text:style-name="T23"> – maintain a list per object, not user – use wildcards (*) to grant permission to a group • e.g. administrator-* </text:span><text:span text:style-name="T17">Access control matrix</text:span><text:span text:style-name="T23"> – row for each user – column for each protected object – simple lookups – but probably lots of empty spaces</text:span></text:p>
      <text:p text:style-name="P8"><text:span text:style-name="T26">NETWORK SECURITY:</text:span><text:span text:style-name="T29"> </text:span><text:span text:style-name="T28">• Passive attacks – Sniffing: read message content, traffic analysis • Active attacks – Masquerade (spoofing) – Replay – Modification of message – DoS</text:span><text:span text:style-name="T29">• Standards – IP Security: IPSec – Key distribution and user authentication: Kerberos; PKI: Public Key Infrastructure – Transport layer security: SSL: Secure Sockets Layer; TLS: Transport Layer Security – HTTPS: HTTP over SSL; SSH: Secure shell – Email security: PEM; S/MIME; PGP • System security – Firewalls • Prevent intruders from getting into the system – Intrusion detection systems • Quickly detect intruders (if Firewalls fail) – Survive/Response • Recovery, forensics – Worms, Botnet, etc. • Application security – Email security – Web security • Cross-site scripting • SQL injection • Java/JavaScript – Mobile – Anonymity – Privacy <text:s/></text:span><text:span text:style-name="T40">Threat Precursors</text:span><text:span text:style-name="T29"> • port scan • war dialers • social engineering • dumpster diving • OS, app. fingerprinting • network mapping • vulnerability scanners • vendor documentation • google, newsgroups </text:span><text:span text:style-name="T40">Wiretaps</text:span><text:span text:style-name="T29"> • Inductance – tap wire, read signals without physical contact </text:span><text:span text:style-name="T40">Packet</text:span><text:span text:style-name="T29"> </text:span><text:span text:style-name="T40">Sniffing</text:span><text:span text:style-name="T29">: • When a packet is sent over a subnet – all within collision domain read until dst address – if (dst addr == machine addr) • keep reading, copy pkt to main memory, interrupt CPU • Promiscuous mode – read all packets </text:span><text:span text:style-name="T40">Spoofing:</text:span><text:span text:style-name="T29"> Masquerading – S6-</text:span><text:span text:style-name="T30">&gt;</text:span><text:span text:style-name="T29">S2 • Route through B, since 192.168.1.x is in a different subnet – can be used to do • session-hijacking • man in the middle </text:span><text:span text:style-name="T40">D</text:span><text:span text:style-name="T41">D</text:span><text:span text:style-name="T40">oS:</text:span><text:span text:style-name="T29"> • Attack vulnerable systems – exploit system vulnerabilities or trick into downloading trojan • create zombie networks • direct zombies to attack victim </text:span><text:span text:style-name="T40">UDP echo-chargen:</text:span><text:span text:style-name="T29"> • Two UDP services – echo: echos back any character received) – chargen: generates character – used in the past for network testing – enabled by default on most systems. • These services can be used to launch a DOS by connecting the chargen to echo ports on the same or another machine and generating large amounts of network traffic • Controls? – Disable echo, chargen and all other unused services whenever possible – Filter UDP traffic at the firewall level. Only allow legitimate traffic such as UDP port 53 (DNS) </text:span><text:span text:style-name="T40">Ping of Death:</text:span><text:span text:style-name="T29"> • Ping (ICMP echo) packet: 64 bytes • TCP/IP specification: maximum packet size of 65,536 octets. • Ping of death attack: send oversized ICMP datagrams (encapsulated in IP packets) to the victim. • Some systems, upon receiving the oversized packet, will crash, freeze, or reboot, resulting in denial of service. – Buffer overflow </text:span><text:span text:style-name="T40">Smurf attacks:</text:span><text:span text:style-name="T29"> – A host sending an ICMP echo request (ping) to a network broadcast address. – Every host on the network receives the ICMP echo request and sends back an ICMP echo response – Attacker spoofs the IP source address as the IP of the intended victim – Every host on the intermediary network replies, flooding the victim and the intermediary network. </text:span><text:span text:style-name="T40">Syn-flood :</text:span><text:span text:style-name="T29"> • syn-flood: TCP half-open • To establish a legitimate TCP connection: – the client sends a SYN packet to the server– the server sends a SYN-ACK back to the client – the client sends an ACK back to the server to complete the three-way handshake • syn-flood attack – Attacker initiating a TCP connection to the server with a SYN. – The server reserves resources and replies with a SYN-ACK – The client then doesn’t send back a ACK </text:span><text:span text:style-name="T40">DNS Water Torture</text:span><text:span text:style-name="T29"> – Send random DNS queries – recursive queries! – Open resolvers query cache DNS servers: domain not found – The queries go all the way to authoritative DNS servers! </text:span><text:span text:style-name="T42">Network CONTROLS: Design: </text:span><text:span text:style-name="T31">separation, single point of failure, redundancy, recovery</text:span><text:span text:style-name="T42"> </text:span><text:span text:style-name="T31"><text:s/>• Segmentation/separation (De-Militarized Zone (DMZ) ) • Redundancy – Failover mode – Cloud? • Eliminate single points of failure • Fast recovery </text:span><text:span text:style-name="T42">Encryption</text:span><text:span text:style-name="T31">: link vs. end to end <text:s/></text:span><text:span text:style-name="T42">Link encryption</text:span><text:span text:style-name="T31"> Protect data transmitted over un-trusted physical links. Transparent to the user (upper layers). Messages are decrypted at routers</text:span><text:span text:style-name="T42"> End-to-end encryption</text:span><text:span text:style-name="T31"> Application/presentation layer encryption. No decryption in transit. Protect data confidentiality against flawed lower layers </text:span><text:span text:style-name="T42">Protocols:</text:span><text:span text:style-name="T31"> <text:s/></text:span><text:span text:style-name="T42">SSL/TLS</text:span><text:span text:style-name="T31"> Secure sockets layer / Transport layer security. Used mainly to secure Web traffic • SSL Model: client and server • Server authentication (X.509 certificate) – Client authentication (optional) • Encrypted communication – Implements a socket interface – Any socket-based application can be made to run on top of SSL • Protect against: – Eavesdroppers – MITM attacks • SSL sequence: Negotiate parameters, Key exchange, Authentication, Session </text:span><text:span text:style-name="T42">Negotiation</text:span><text:span text:style-name="T31"> Choice of cipher suites, key exchange algorithms, protocol versions. E.g. : choice of 40- or 128-bit keys </text:span><text:span text:style-name="T42">Key exchange </text:span><text:span text:style-name="T31">Diffie-Hellman key exchange. RSA-based key exchange </text:span><text:span text:style-name="T32">(</text:span><text:span text:style-name="T31">Encrypt secret s with public key of server</text:span><text:span text:style-name="T32">) </text:span><text:span text:style-name="T43">authentication</text:span><text:span text:style-name="T32"> Anonymous (no authentication). RSA authentication (implicit).Sign Diffie-Hellman parameters </text:span><text:span text:style-name="T43">Secure communication</text:span><text:span text:style-name="T32"> – Encryption: RC4, also DES, 3DES, AES, ... – Authentication: HMAC, using MD5 or SHA1 </text:span><text:span text:style-name="T31"><text:s/></text:span><text:span text:style-name="T42">SSH:</text:span><text:span text:style-name="T31">Secure Shell. Remote login. Similar to SSL– Clients, servers, socket-like interface; No certificates! • Replaces (insecure) UNIX remote login • Flexible authentication architecture – Password, public key, SecureID, Kerberos, ... • Compare with SSL: – No certificates – Remember public key associated with host </text:span><text:span text:style-name="T42">Firewall types: </text:span><text:span text:style-name="T31">Packet filter, Stateful packet filter, application-, transport-layer gateways </text:span><text:span text:style-name="T42">Firewall tasks</text:span><text:span text:style-name="T31">: allow or block traffic – based on src or dest ip or port – in or out </text:span><text:span text:style-name="T42">Application layer firewall</text:span><text:span text:style-name="T31">: • understand application layer protocols • can do – email scanning, filtering – scrub web pages, e.g., remove javascript – much more </text:span><text:span text:style-name="T42">Firewall effectiveness:</text:span><text:span text:style-name="T31"> • can a firewall protect against – malware spread through email? – web server vulnerability? – DNS flaws? • sure, if you turn these services off – Cheswick, “best firewall: pair of scissors” • is this realistic? </text:span><text:span text:style-name="T42">Intrusion Detection </text:span><text:span text:style-name="T44">(IDS)</text:span><text:span text:style-name="T42">:</text:span><text:span text:style-name="T31"> • Logs • Tools like tripwire • Intrusion detection systems – signature based – anomaly detection – distributed IDS </text:span><text:span text:style-name="T42">Honeypots:</text:span><text:span text:style-name="T31"> • Decoy machine • Lure hacker away from high value target • Learn about new attacks • Range from – daemon impersonating a service e.g. telnet – full virtual machine e.g. VMWare • Honeynets: networks of decoy machines – network may be virtual: could be single host</text:span><text:span text:style-name="T42"> Web Security </text:span><text:span text:style-name="T31">– Phishing – SQL Injection – Cross-site scripting </text:span><text:span text:style-name="T42">Phishing:</text:span><text:span text:style-name="T31"> • Very simple examples • They’re getting more sophisticated – better copies of pages – URL tricks http://www.cnn.com&amp;story=breaking_news@18. </text:span><text:soft-page-break/><text:span text:style-name="T31">69.0.44/evarady/www/story.htm • It’s hard for us to distinguish • Think about average computer user • How much does your net security depend on users? • Phisher: – Open a new window – Remove location field from new window – Draw a fake location field which shows the spoofed location <text:s/></text:span><text:span text:style-name="T42">SQL Injection</text:span><text:span text:style-name="T31"> – Effectively changing the query logic – May execute shell commands (need support from database server) – Responsible for many password breaches. • E.g. Yahoo! Email password disclosure in 2012. – Controls • Prepared statements – first define query logic (build the query tree), then pass parameters. • Escaping: disallow such charactors </text:span><text:span text:style-name="T42">Cookie:</text:span><text:span text:style-name="T31"> A cookie is a file created by an Internet site to store information on your computer • Allows users to have cohesive experience – When re-enter site, flow from page to page, … – Authentication • Use the fact that the user authenticated correctly in the past to make future authentication quicker – Personalization • Recognize the user from a previous visit – Tracking • Follow the user from site to site; learn his/her browsing behavior, preferences, and so on </text:span><text:span text:style-name="T42">XSS: cross site scripting:</text:span><text:span text:style-name="T31"> Attacker inserts malicious JavaScript into a Web page or HTML email. When script is executed, it steals user’s cookies and hands them over to attacker’s site • Problem occurs when sites fail to sanitize user input to strip HTML, so user input is echoed into HTML response • Attacker can execute arbitrary scripts in browser – To attack other websites • Can manipulate any DOM component on victim.com – Control links on page – Control form fields on this page and linked pages. • Example: MySpace.com phishing attack injects password field that sends password to bad guy • Preventing injection of scripts into HTML is hard! • Input checking is difficult – Blocking “&lt;” and “&gt;” is not enough – Many ways to inject: event handlers, stylesheets, encoded inputs (%3C) • Preprocess input from user before echoing it – In PHP: htmlspecialchars(string) is used to replace all special characters with their HTML codes</text:span><text:span text:style-name="T33"> (&amp; → &amp;amp, “ → &amp;quot, etc)</text:span><text:span text:style-name="T31"> – In ASP.NET, Server.HtmlEncode(string) is used </text:span><text:span text:style-name="T42">Email Security</text:span><text:span text:style-name="T31">: • Threats to the security of e-mail itself – Loss of confidentiality • E-mails are sent in clear over open networks • E-mails stored on potentially insecure clients and mail servers – Loss of integrity • No integrity protection on e-mails; body can be altered in transit or on mail server – Lack of data origin authentication – Lack of non-repudiation – Lack of notification of receipt </text:span><text:span text:style-name="T42">Threats Enabled by E-mail:</text:span><text:span text:style-name="T31"> • Disclosure of sensitive information • Exposure of systems to malicious code • Denial-of-Service (DoS) • Unauthorized accesses etc. </text:span><text:span text:style-name="T42">What are the Options: </text:span><text:span text:style-name="T31">• Secure the server to client connections (easy thing first) – POP, IMAP over ssh, SSL – https access to webmail – Very easy to configure – Protection against insecure wireless access • Secure the end-to-end email delivery</text:span></text:p>
      <text:p text:style-name="P9"><text:span text:style-name="T27">IDS:</text:span><text:span text:style-name="T34"> </text:span><text:span text:style-name="T45">Intrusion: </text:span><text:span text:style-name="T51">an Intrusion is unauthorized access to and/or activity in an information system</text:span><text:span text:style-name="T45">: </text:span><text:span text:style-name="T34">Ex:</text:span><text:span text:style-name="T45"> -</text:span><text:span text:style-name="T34">remote root compromise -web server defacement -guessing / cracking passwords -copying databases containing credit card numbers -viewing sensitive data without authorization -running a packet sniffer <text:s/>-distributing pirated software -using an unsecured modem to access internal network -impersonating an executive to get information -using an unattended workstation </text:span><text:span text:style-name="T45">Intruder Behavior:</text:span><text:span text:style-name="T34"> </text:span><text:span text:style-name="T9">Intrusion steps</text:span><text:span text:style-name="T34">: Target acquisition and information gathering (select the target using IP lookup tools such as NSLookup, Dig, and others. map network for accessible services using tools such as NMAP. identify potentially vulnerable services, such as pcAnywhere), Initial access (brute force (guess) pcAnywhere password), Privilege escalation (install remote administration tool such as DameWare. wait for administrator to log on and capture his password) <text:s/></text:span><text:span text:style-name="T9">Typical intrusion steps:</text:span><text:span text:style-name="T34">Information gathering or system exploit (use that password to access remainder of network. Transfer large numbers of documents to external repository) , Maintaining access (Install rootkit with backdoor for later access. Modify or disable anti-virus and IDS) , Covering tracks (Use rootkit to hide files installed. Edit log files to remove entries generated during intrusion) </text:span><text:span text:style-name="T46">IDS: </text:span><text:span text:style-name="T35">IDS comprises three logical components: - sensors: collect data: packets, logs, system call traces, etc. - analyzers: determine if intrusion has occurred - user interface: view output or control system behavior </text:span><text:span text:style-name="T46">Detection Quality: (</text:span><text:span text:style-name="T35">An IDS with too many errors becomes useless.</text:span><text:span text:style-name="T46"> </text:span><text:span text:style-name="T35">FN is more severe in signature-based misuse detection • FP is more severe in statistical anomaly detection)</text:span><text:span text:style-name="T46"> </text:span><text:span text:style-name="T35">Implications to IDS <text:s/></text:span><text:span text:style-name="T31">•</text:span><text:span text:style-name="T35">deploy IDS to appropriate point/layer with sufficiently high base rate </text:span><text:span text:style-name="T31">•</text:span><text:span text:style-name="T35">design algorithms to reduce false alarm rate -Ideally, IDS is desired to have a high detection rate and low false alarm rate </text:span><text:span text:style-name="T31">•</text:span><text:span text:style-name="T35">very difficult to meet this standard </text:span><text:span text:style-name="T31">•</text:span><text:span text:style-name="T35">because of the </text:span><text:span text:style-name="T46">base-rate fallacy</text:span><text:span text:style-name="T35"> </text:span><text:span text:style-name="T31">•</text:span><text:span text:style-name="T35">in general, if # of intrusion is low compared to # of legitimate uses, the false alarm rate is high </text:span><text:span text:style-name="T46">Bayes Rule: </text:span><text:span text:style-name="T35">Pr(I|A) = ( Pr(A|I) * Pr(I) ) / Pr(A) -If we know <text:s/>Pr(</text:span><text:span text:style-name="T36">I</text:span><text:span text:style-name="T35">): the attack probability </text:span><text:span text:style-name="T36">(</text:span><text:span text:style-name="T35">assume 1 attack every 10,000 uses, Pr(</text:span><text:span text:style-name="T36">I</text:span><text:span text:style-name="T35">) = 0.0001</text:span><text:span text:style-name="T36">)</text:span><text:span text:style-name="T35"> - Pr</text:span><text:span text:style-name="T36">(A)</text:span><text:span text:style-name="T35"> : probability of an alarm (unknown!) </text:span><text:span text:style-name="T36">(Can derive Pr(A) = Pr(A|I)Pr(I) + Pr(A|!I)Pr(!I) ) - First, assume the IDS is 99% accurate: Pr(A|I) = 0.99; Pr(!A|I) = 1-Pr(A|I) = 0.01; Pr(!A|!I) = 0.99; Pr(A|!I) = 0.01; Pr(A) = 0.99 * 0.0001 + 0.01 * 0.9999 = 0.010098 <text:s/>-Now Pr(I|A) = ( 0.99 * 0.0001 ) / 0.010098 = 0.0098 = 98% -Implications: a 99% accurate detector only leads to 1% accurate detection </text:span><text:span text:style-name="T37">(</text:span><text:span text:style-name="T36">99 false alarms per true alarm</text:span><text:span text:style-name="T37">)</text:span><text:span text:style-name="T36"> - This is a core problem with IDS! -Need to suppression of false alarms </text:span><text:span text:style-name="T37">(</text:span><text:span text:style-name="T36">however difficult!</text:span><text:span text:style-name="T37">) </text:span><text:span text:style-name="T47">IDS Approaches: Anomaly detection: </text:span><text:span text:style-name="T37">detects activity that deviates from the normal behavior. <text:s/>defines a profile describing “normal” behavior(involves the collection of data relating to the behavior of legitimate users over a period of time). detects potential attacks (analyzes the observed behavior to decide if it is of a legitimate user or of an intruder) </text:span><text:span text:style-name="T47">Anomaly detection: Model the legitimate user behavior in a training phase: </text:span><text:span text:style-name="T37"><text:s/>Statistical:analysis of the observed behavior using univariate, multivariate, or time-series models of observed metrics. Knowledge based: uses an expert system that classifies observed behavior according to a set of rules to model legitimate behavior</text:span><text:span text:style-name="T34">. Machine-learning: automatically determine a suitable classification model from the training data using data mining techniques <text:s/></text:span><text:span text:style-name="T45">Signature/Heuristic detection (misuse detection)</text:span><text:span text:style-name="T34">: <text:s/>uses a set of known malicious data patterns (signatures) or attack rules (heuristics) </text:span><text:span text:style-name="T38">(only identifies known attacks for which it has patterns or rules). <text:s/></text:span><text:span text:style-name="T48">Signature approaches</text:span><text:span text:style-name="T38">: match a large collection of known patterns of malicious data. widely used in anti-virus products, network traffic scanning proxies, and NIDS. signatures are large enough to minimize false alarm rate. </text:span><text:span text:style-name="T1">Rule-based heuristic identification</text:span><text:span text:style-name="T4">: define identified suspicious behavior in rules</text:span><text:span text:style-name="T5">(even when the behavior is within the bounds of established patterns of usage. rules are system-specific, attack-specific). use rules to identify known penetrations or penetrations that would exploit known weaknesses (E.g. snort) </text:span><text:span text:style-name="T3">IDS vs. Firewall/IPS:</text:span><text:span text:style-name="T5"> Network IDS: Passive monitoring. Fail-open Firewall/IPS: Active filtering. Fail-close: not let data in! </text:span></text:p>
      <text:p text:style-name="P10"><text:span text:style-name="T50">PRIVACY:</text:span><text:span text:style-name="T53"> </text:span><text:span text:style-name="T52">What is privacy? Sensitive personal information?Identifiable information? Information access and information flow? Usage of information </text:span><text:span text:style-name="T54">Data anonymity: </text:span><text:span text:style-name="T52">Data Collection: a large amount of person-specific data has been collected (over a period of time). Data Mining: data and knowledge extracted by data mining techniques represent a key asset to the society</text:span><text:span text:style-name="T53">(Analyzing trends/patterns.Formulating public policies.)</text:span><text:span text:style-name="T52">.Regulatory Laws: some collected data must be made public.</text:span><text:span text:style-name="T53">(Census data). Privacy: (-The data usually contains sensitive information about respondents. -Respondents’ privacy may be at risk.) Two opposing goals: (-To allow researchers to extract knowledge about the data -To protect the privacy of every individual). Goal: Make only innocuous summaries of data available </text:span><text:span text:style-name="T35"><text:s/></text:span><text:span text:style-name="T31">•</text:span><text:span text:style-name="T53">Approaches -Overall collection statistics -Limited query functionality </text:span><text:span text:style-name="T35"><text:s/></text:span><text:span text:style-name="T31">•</text:span><text:span text:style-name="T53">Problems -Can we deduce data from statistics? -Is the information sufficient? </text:span><text:span text:style-name="T35"><text:s/></text:span><text:span text:style-name="T31">•</text:span><text:span text:style-name="T53">Example: Statistical Queries </text:span><text:span text:style-name="T35"><text:s/></text:span><text:span text:style-name="T31">•</text:span><text:span text:style-name="T53">User is allowed to query protected data -Queries must use statistical operators that summarize results --Example: Summation of total income for a group doesn’t disclose individual income -Multiple queries can be a problem --Request total salary for all employees of a company --Request the total salary for all </text:span><text:soft-page-break/><text:span text:style-name="T53">employees but the president --Now we know the president’s salary </text:span><text:span text:style-name="T35"><text:s/></text:span><text:span text:style-name="T31">•</text:span><text:span text:style-name="T53">Controls -Query restriction – Identify when a set of queries is safe --Result generated from at least k items --Items used to generate result have at most r items in common with those used for previous queries -Data perturbation: introducing noise into the original data -Output perturbation: leaving the original data intact, but introducing noise into the results </text:span><text:span text:style-name="T55">k-Anonymity</text:span><text:span text:style-name="T53">: Each record is indistinguishable from at least k-1 other records. These k records form an equivalent class. k-Anonymity ensures that linking cannot be performed with confidence &gt; 1/k. <text:s/></text:span><text:span text:style-name="T31">•</text:span><text:span text:style-name="T53">Generalization: Replace with less-specific but semantically-consistent values <text:s/></text:span><text:span text:style-name="T31">•k-Anonymity does not provide privacy if: Sensitive values in an equivalence class lack diversity. The attacker has background knowledge </text:span><text:span text:style-name="T42">l-Diversity</text:span><text:span text:style-name="T31">: •Principle: Each equivalence class has at least l well-represented sensitive values •Distinct l-diversity: Each equivalence class has at least l distinct sensitive values. Probabilistic inference •Probabilistic l-diversity: The frequency of the most frequent value in an equivalence class is bounded by 1/l. •Entropy l-diversity: The entropy of the distribution of sensitive values in each equivalence class is at least log(l) •Recursive (c,l)-diversity: The most frequent value does not appear too frequently. r1&lt;c(rl+rl+1+…+rm ) where ri is the frequency of the i-th most frequent value. •Limitations: •A single sensitive attribute -Two values: HIV positive (1%) and HIV negative (99%) -Very different degrees of sensitivity •l-diversity may be unnecessary to achieve -2-diversity is unnecessary for an equivalence class that contains only negative records •l-diversity may be difficult to achieve •Skewness attack •Similarity attack </text:span><text:span text:style-name="T42">Chaum’s MIX</text:span><text:span text:style-name="T31">: •Uses public key cryptography for anonymous e-mail •Basic Idea: E-mails would be sent to a “Mix” which would then forward them onto recipients. Unlinkability: The adversary knows all the senders and receivers but cannot link senders to receivers •Key building block for anonymity systems •What if some of the mixes are controlled by adversaries? <text:s/>•A cascade of mixes can be used to handle compromised mixes <text:s/>•How many adversaries can this withstand? </text:span><text:span text:style-name="T39">N-1 </text:span><text:span text:style-name="T49">Anonymity via Random Routing</text:span><text:span text:style-name="T39">: Hide message source through random routing. Routers don’t know for sure who the source of the message is </text:span><text:span text:style-name="T49">Onion routing</text:span><text:span text:style-name="T39">: Layered encryption using pair-wise symmetric keys (each router has a key)</text:span></text:p>
      <text:p text:style-name="P3"><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oft-page-break/><text:span text:style-name="T10"/></text:p>
      <text:p text:style-name="P2"><text:span text:style-name="T10">slide 21- 24: 5. Software Security</text:span></text:p>
      <text:p text:style-name="P4"><text:span text:style-name="T10">read slides 20 -31 I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21:11:36.324025241</meta:creation-date>
    <dc:date>2018-04-26T01:19:57.061296593</dc:date>
    <meta:editing-duration>PT12M16S</meta:editing-duration>
    <meta:editing-cycles>4</meta:editing-cycles>
    <meta:generator>LibreOffice/5.1.6.2$Linux_X86_64 LibreOffice_project/10m0$Build-2</meta:generator>
    <meta:document-statistic meta:table-count="0" meta:image-count="0" meta:object-count="0" meta:page-count="5" meta:paragraph-count="10" meta:word-count="4629" meta:character-count="30739" meta:non-whitespace-character-count="25882"/>
  </office:meta>
</office:document-meta>
</file>